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3.81cm" svg:x="1cm" svg:y="1cm">
          <text:p/>
        </draw:rect>
        <draw:rect draw:style-name="gr1" draw:text-style-name="P1" draw:layer="layout" svg:width="19.59cm" svg:height="1.905cm" svg:x="1cm" svg:y="4.81cm">
          <text:p/>
        </draw:rect>
        <draw:rect draw:style-name="gr2" draw:text-style-name="P1" draw:layer="layout" svg:width="19.59cm" svg:height="4.096cm" svg:x="1cm" svg:y="22.844cm">
          <text:p text:style-name="P1">Footer</text:p>
        </draw:rect>
        <draw:rect draw:style-name="gr2" draw:text-style-name="P1" draw:layer="layout" svg:width="16.002cm" svg:height="16.129cm" svg:x="1cm" svg:y="6.715cm">
          <text:p text:style-name="P1">About Us</text:p>
        </draw:rect>
        <draw:rect draw:style-name="gr1" draw:text-style-name="P1" draw:layer="layout" svg:width="3.556cm" svg:height="16.129cm" svg:x="17.002cm" svg:y="6.715cm">
          <text:p/>
        </draw:rect>
        <draw:frame draw:style-name="gr3" draw:layer="layout" svg:width="5.188cm" svg:height="0.963cm" svg:x="7.604cm" svg:y="2.27cm">
          <draw:text-box>
            <text:p>Dreamer Games</text:p>
          </draw:text-box>
        </draw:frame>
        <draw:frame draw:style-name="gr3" draw:layer="layout" svg:width="2.72cm" svg:height="0.963cm" svg:x="17.425cm" svg:y="14.843cm">
          <draw:text-box>
            <text:p>Support</text:p>
          </draw:text-box>
        </draw:frame>
        <draw:frame draw:style-name="gr3" draw:text-style-name="P2" draw:layer="layout" svg:width="2.005cm" svg:height="0.882cm" svg:x="1.154cm" svg:y="5.325cm">
          <draw:text-box>
            <text:p><text:span text:style-name="T1">Home</text:span></text:p>
          </draw:text-box>
        </draw:frame>
        <draw:frame draw:style-name="gr3" draw:text-style-name="P2" draw:layer="layout" svg:width="1.907cm" svg:height="0.882cm" svg:x="3.03cm" svg:y="5.318cm">
          <draw:text-box>
            <text:p><text:span text:style-name="T1">News</text:span></text:p>
          </draw:text-box>
        </draw:frame>
        <draw:frame draw:style-name="gr3" draw:text-style-name="P2" draw:layer="layout" svg:width="2.318cm" svg:height="0.882cm" svg:x="4.778cm" svg:y="5.318cm">
          <draw:text-box>
            <text:p><text:span text:style-name="T1">Games</text:span></text:p>
          </draw:text-box>
        </draw:frame>
        <draw:frame draw:style-name="gr4" draw:text-style-name="P2" draw:layer="layout" svg:width="2.411cm" svg:height="1.016cm" svg:x="6.971cm" svg:y="5.318cm">
          <draw:text-box>
            <text:p><text:span text:style-name="T1">Forums</text:span></text:p>
          </draw:text-box>
        </draw:frame>
        <draw:frame draw:style-name="gr3" draw:text-style-name="P2" draw:layer="layout" svg:width="2.822cm" svg:height="0.882cm" svg:x="9.128cm" svg:y="5.325cm">
          <draw:text-box>
            <text:p><text:span text:style-name="T1">About Us</text:span></text:p>
          </draw:text-box>
        </draw:frame>
        <draw:frame draw:style-name="gr3" draw:text-style-name="P2" draw:layer="layout" svg:width="2.475cm" svg:height="0.882cm" svg:x="11.668cm" svg:y="5.325cm">
          <draw:text-box>
            <text:p><text:span text:style-name="T1">Support</text:span></text:p>
          </draw:text-box>
        </draw:frame>
        <draw:frame draw:style-name="gr3" draw:text-style-name="P2" draw:layer="layout" svg:width="3.292cm" svg:height="0.882cm" svg:x="13.837cm" svg:y="5.325cm">
          <draw:text-box>
            <text:p><text:span text:style-name="T1">Contact Us</text:span></text:p>
          </draw:text-box>
        </draw:frame>
        <draw:frame draw:style-name="gr5" draw:text-style-name="P2" draw:layer="layout" svg:width="2.068cm" svg:height="1.39cm" svg:x="18.653cm" svg:y="5.318cm">
          <draw:text-box>
            <text:p><text:span text:style-name="T1">Log 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10T16:28:32.88</meta:creation-date>
    <dc:date>2014-05-10T18:25:41.10</dc:date>
    <meta:editing-duration>PT6M28S</meta:editing-duration>
    <meta:editing-cycles>3</meta:editing-cycles>
    <meta:generator>OpenOffice/4.0.1$Win32 OpenOffice.org_project/401m5$Build-9714</meta:generator>
    <meta:document-statistic meta:object-count="15"/>
  </office:meta>
</office:document-meta>
</file>